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Titre2" style:family="paragraph">
      <style:paragraph-properties fo:text-indent="0.25in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T7" style:parent-style-name="Policepardéfaut" style:family="text">
      <style:text-properties style:text-position="super 63.6%"/>
    </style:style>
    <style:style style:name="P8" style:parent-style-name="Paragraphedeliste" style:family="paragraph"/>
    <style:style style:name="P9" style:parent-style-name="Titre2" style:family="paragraph">
      <style:paragraph-properties fo:text-indent="0.25in"/>
    </style:style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</office:automatic-styles>
  <office:body>
    <office:text text:use-soft-page-breaks="true">
      <text:p text:style-name="P1">Digitaliser le formulaire d’inscription des transports Rémi</text:p>
      <text:p text:style-name="Normal"/>
      <text:p text:style-name="Normal">Vous êtes Développeur Front<text:s/>pour les transports REMI.</text:p>
      <text:p text:style-name="Normal">Les graphistes de l’entreprise ont<text:s/>fini<text:s/>de développer le design de la page HTML du formulaire d’inscription.<text:s/><text:s/>Vous êtes en charge du développement Javascript de la page pour la vérification du formulaire et gérer les transitions entre les pages.</text:p>
      <text:p text:style-name="Normal"/>
      <text:h text:style-name="Titre1" text:outline-level="1">Travail à faire :</text:h>
      <text:p text:style-name="Normal"><text:s/></text:p>
      <text:h text:style-name="P2" text:outline-level="2">1ere Partie :</text:h>
      <text:p text:style-name="Normal"/>
      <text:list text:style-name="LFO1" text:continue-numbering="true">
        <text:list-item>
          <text:p text:style-name="P3">Dans la 1ere partie du formulaire, lorsque l’on clique sur le bouton suivant celui-ci doit vérifier<text:s/>que l’élève interne ou demis pensionnaire soit coché. Puis que l’une des natures soit cochées.</text:p>
        </text:list-item>
        <text:list-item>
          <text:p text:style-name="P4">Lorsque le genre de l’élève est demandé (masculin, féminin), vous devez afficher l’image correspondante homme.png ou femme.png qui se trouve dans le dossier img.</text:p>
        </text:list-item>
        <text:list-item>
          <text:p text:style-name="P5">De<text:s/>plus la couleur<text:s/>hexadécimale<text:s/>des titres H2 devrais changer en #119EDA<text:s/>pour les hommes et #71BF45<text:s/>pour les femmes.</text:p>
        </text:list-item>
        <text:list-item>
          <text:p text:style-name="P6">Une fois<text:s/>la<text:s/>1ere partie du formulaire<text:s/>valide,<text:s/>vous devez rendre invisible le 1<text:span text:style-name="T7">er</text:span><text:s/>formulaire puis afficher la suite du formulaire.</text:p>
        </text:list-item>
        <text:list-item>
          <text:p text:style-name="P8">Enfin passer la bar de progression a 66%</text:p>
        </text:list-item>
      </text:list>
      <text:h text:style-name="P9" text:outline-level="2">2ere Partie :</text:h>
      <text:p text:style-name="Normal"/>
      <text:list text:style-name="LFO1" text:continue-numbering="true">
        <text:list-item>
          <text:p text:style-name="P10">Vérifier que l’age du représentant légal soit supérieur à 30 ans.</text:p>
        </text:list-item>
        <text:list-item>
          <text:p text:style-name="P11">Afficher un message de confirmation à l’utilisateur pour savoir si ses informations sont exactes.</text:p>
        </text:list-item>
        <text:list-item>
          <text:p text:style-name="P12">Effacer le contenu du site et afficher le message « votre demande est bien prise en compte ».</text:p>
        </text:list-item>
      </text:list>
      <text:p text:style-name="Normal"/>
      <text:p text:style-name="Normal">Rendez votre travail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ferrandon</meta:initial-creator>
    <dc:creator>kevin ferrandon</dc:creator>
    <meta:creation-date>2020-09-23T15:16:00Z</meta:creation-date>
    <dc:date>2020-09-26T19:22:00Z</dc:date>
    <meta:template xlink:href="Normal.dotm" xlink:type="simple"/>
    <meta:editing-cycles>7</meta:editing-cycles>
    <meta:editing-duration>PT273960S</meta:editing-duration>
    <meta:document-statistic meta:page-count="1" meta:paragraph-count="2" meta:word-count="205" meta:character-count="1336" meta:row-count="9" meta:non-whitespace-character-count="1133"/>
  </office:meta>
</office:document-meta>
</file>